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3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4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5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6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7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8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9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0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1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2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3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4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5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6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gr17" style:family="graphic" style:parent-style-name="standard" style:list-style-name="L3">
      <style:graphic-properties draw:stroke="none" draw:fill="none" draw:fill-color="#ffffff" draw:opacity="100%" draw:opacity-name="" draw:auto-grow-width="true" fo:min-height="0.943cm" fo:min-width="9.374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2.92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0% 100%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/>
    </style:style>
    <style:style style:name="T1" style:family="text">
      <style:text-properties style:text-position="0% 100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3.506cm" svg:x="1.401cm" svg:y="8.747cm" presentation:class="title" presentation:user-transformed="true">
          <draw:text-box>
            <text:p text:style-name="P1"><text:span text:style-name="T1">Rekrutacja od A do RoR</text:span></text:p>
          </draw:text-box>
        </draw:frame>
        <draw:frame presentation:style-name="pr2" draw:layer="layout" svg:width="12cm" svg:height="2.922cm" svg:x="16cm" svg:y="18cm" presentation:class="subtitle" presentation:user-transformed="true">
          <draw:text-box>
            <text:p>Piotr Skoczyla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o c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 rekrutacji z punktu widzenia osoby rekrutowanej</text:p>
              </text:list-item>
              <text:list-item>
                <text:p>Analiza obecnego stanu rynku Ruby on Rails Developerów</text:p>
              </text:list-item>
              <text:list-item>
                <text:p>Analiza rekrutacji Programistów</text:p>
              </text:list-item>
            </text:list>
          </draw:text-box>
        </draw:frame>
        <draw:frame draw:style-name="gr2" draw:layer="layout" svg:width="9.874cm" svg:height="1.193cm" svg:x="25.252cm" svg:y="18.958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dzie szukać prac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śród znajomych</text:p>
              </text:list-item>
              <text:list-item>
                <text:p>forum.rubyonrails.pl</text:p>
              </text:list-item>
              <text:list-item>
                <text:p>4programmers.net</text:p>
              </text:list-item>
              <text:list-item>
                <text:p>olx.pl i inne tego typu</text:p>
              </text:list-item>
              <text:list-item>
                <text:p>Wśród profili na linkedin</text:p>
              </text:list-item>
            </text:list>
          </draw:text-box>
        </draw:frame>
        <draw:frame draw:style-name="gr3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 <text:s/>warto umieścić w CV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jekty z opisem i linkiem</text:p>
              </text:list-item>
              <text:list-item>
                <text:p>Pewne umiejętności</text:p>
              </text:list-item>
              <text:list-item>
                <text:p>Warto dodać jakąś krótką notatkę o sobie</text:p>
              </text:list-item>
              <text:list-item>
                <text:p>Aktywność w środowisku/na forach</text:p>
              </text:list-item>
              <text:list-item>
                <text:p>Studia, kursy, koła naukowe, wszelka aktywność zawodowa/naukowa, osiągnięcia w konkursach</text:p>
              </text:list-item>
              <text:list-item>
                <text:p>Poważny adres email</text:p>
              </text:list-item>
            </text:list>
          </draw:text-box>
        </draw:frame>
        <draw:frame draw:style-name="gr4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 co konieczne nie je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Zdjęcie ;)</text:p>
              </text:list-item>
              <text:list-item>
                <text:p>Jedna strona</text:p>
              </text:list-item>
              <text:list-item>
                <text:p>Kłamstwa</text:p>
              </text:list-item>
              <text:list-item>
                <text:p>Rozpisywanie się o rzeczach nieprzydatnych pracodawcy</text:p>
              </text:list-item>
            </text:list>
          </draw:text-box>
        </draw:frame>
        <draw:frame draw:style-name="gr5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 należy umieć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ykonać standardową aplikację CRUD-ową w Ruby on Rails (i mieć ją udokumentowaną)</text:p>
              </text:list-item>
              <text:list-item>
                <text:p>Zakodzić podstawowe zadania algorytmiczne</text:p>
              </text:list-item>
              <text:list-item>
                <text:p>Znać teorię Ruby/Ruby on Rails/SQL</text:p>
              </text:list-item>
              <text:list-item>
                <text:p>Angielski (najczęściej)</text:p>
              </text:list-item>
              <text:list-item>
                <text:p>Wypowiadać się</text:p>
              </text:list-item>
            </text:list>
          </draw:text-box>
        </draw:frame>
        <draw:frame draw:style-name="gr6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draw:frame presentation:style-name="pr4" draw:text-style-name="P4" draw:layer="layout" svg:width="20cm" svg:height="2cm" svg:x="1.4cm" svg:y="1.6cm" presentation:class="title" presentation:user-transformed="true">
          <draw:text-box>
            <text:p>Dzisiejszy problem w Railsach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2">Ponad 150 kandydatów na staże, czyli stosunkowo wysoki próg wejścia</text:span></text:p>
              </text:list-item>
              <text:list-item>
                <text:p><text:span text:style-name="T2">Za mało middle i senior developerów</text:span></text:p>
              </text:list-item>
              <text:list-item>
                <text:p><text:span text:style-name="T2">Jaki jest powód?</text:span></text:p>
              </text:list-item>
            </text:list>
          </draw:text-box>
        </draw:frame>
        <draw:frame draw:style-name="gr7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ak powinny wyglądać oferty prac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entacyjne widełki płacowe</text:p>
              </text:list-item>
              <text:list-item>
                <text:p>Bardziej szczegółowe wymagania (doskonała znajomość Ruby on Rails nie zalicza się do tego)</text:p>
              </text:list-item>
              <text:list-item>
                <text:p>Wymagana minimalna wielkość etatu</text:p>
              </text:list-item>
              <text:list-item>
                <text:p>Nazwa firmy(!)</text:p>
              </text:list-item>
              <text:list-item>
                <text:p>Oferowane dodatki i środowisko pracy</text:p>
              </text:list-item>
              <text:list-item>
                <text:p>Bardziej szczegółowy opis, ale bez przesady</text:p>
              </text:list-item>
            </text:list>
          </draw:text-box>
        </draw:frame>
        <draw:frame draw:style-name="gr8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>Jak się zachować podczas <text:line-break/>rekrutacji (kandydat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 miarę naturalnie, ale bez przesady</text:p>
              </text:list-item>
              <text:list-item>
                <text:p>Sensownie się ubrać</text:p>
              </text:list-item>
              <text:list-item>
                <text:p>Przed HR najlepiej uśmiech</text:p>
              </text:list-item>
              <text:list-item>
                <text:p>Nie poddawać się jak się nie odpowie na jakieś pytanie</text:p>
              </text:list-item>
              <text:list-item>
                <text:p>Należy pokazać, że jest się człowiekiem, którego potrzebują</text:p>
              </text:list-item>
              <text:list-item>
                <text:p>Nie kłamać</text:p>
              </text:list-item>
            </text:list>
          </draw:text-box>
        </draw:frame>
        <draw:frame draw:style-name="gr9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>Zachowanie podczas rekrutacji – druga strona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Nie każdy programista dużo mówi</text:p>
              </text:list-item>
              <text:list-item>
                <text:p>Rekrutacja jest stresująca! Nie będę się podczas niej ciągle cieszył</text:p>
              </text:list-item>
              <text:list-item>
                <text:p>Ocenianie osobowości po rozmowie rekrutacyjnej</text:p>
              </text:list-item>
              <text:list-item>
                <text:p>Informować, czy odpowiedź na pytanie jest prawidłowa</text:p>
                <text:p/>
              </text:list-item>
            </text:list>
          </draw:text-box>
        </draw:frame>
        <draw:frame draw:style-name="gr10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tapy/Rodzaje rekrutacj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Zadania algorytmiczne w codility</text:p>
              </text:list-item>
              <text:list-item>
                <text:p>Projekt do napisania</text:p>
              </text:list-item>
              <text:list-item>
                <text:p>Przez skype/telefonie</text:p>
              </text:list-item>
              <text:list-item>
                <text:p>W biurze z HR</text:p>
              </text:list-item>
              <text:list-item>
                <text:p>W biurze z programistami</text:p>
              </text:list-item>
              <text:list-item>
                <text:p>Pair programming</text:p>
              </text:list-item>
              <text:list-item>
                <text:p>Próbny dzień</text:p>
              </text:list-item>
            </text:list>
          </draw:text-box>
        </draw:frame>
        <draw:frame draw:style-name="gr11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eedbac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wać feedback</text:p>
              </text:list-item>
              <text:list-item>
                <text:p>Dawać porządny feedback</text:p>
              </text:list-item>
              <text:list-item>
                <text:p>„Masz za mało doświadczenia” - to nie jest feedback</text:p>
              </text:list-item>
            </text:list>
          </draw:text-box>
        </draw:frame>
        <draw:frame draw:style-name="gr12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oczątek prac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kres próbny</text:p>
              </text:list-item>
            </text:list>
          </draw:text-box>
        </draw:frame>
        <draw:frame draw:style-name="gr13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ynek Ruby on Rai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tawki płacowe</text:p>
              </text:list-item>
              <text:list-item>
                <text:p>Problem początkujących programistów RoR</text:p>
              </text:list-item>
              <text:list-item>
                <text:p>Problem rozwijających się firm piszących w RoR</text:p>
              </text:list-item>
            </text:list>
          </draw:text-box>
        </draw:frame>
        <draw:frame draw:style-name="gr14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ftware House, a start-up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lienci</text:p>
              </text:list-item>
              <text:list-item>
                <text:p>Praca nad większym produktem, czy częsta zmiana projektów</text:p>
              </text:list-item>
              <text:list-item>
                <text:p>Dlaczego programistom Ruby on Rails łatwiej jest tworzyć start-upy</text:p>
              </text:list-item>
            </text:list>
          </draw:text-box>
        </draw:frame>
        <draw:frame draw:style-name="gr15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Kilka słów o moim start-upi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óba rozwiązania problemu jak najlepszego dopasowania specjalistów do ofert</text:p>
              </text:list-item>
              <text:list-item>
                <text:p>Strata czasu pracowników i firm na rekrutacje nieodpowiednich kandydatów</text:p>
              </text:list-item>
              <text:list-item>
                <text:p>Ułatwienie życia głównie HR-om i kandydatom</text:p>
              </text:list-item>
            </text:list>
          </draw:text-box>
        </draw:frame>
        <draw:frame draw:style-name="gr16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ziękuję za uwagę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ontakt: <text:a xlink:href="mailto:piotr.skoczylas93@gmail.com" xlink:type="simple">piotr.skoczylas93@gmail.com</text:a> lub przez linkedin</text:p>
              </text:list-item>
            </text:list>
          </draw:text-box>
        </draw:frame>
        <draw:frame draw:style-name="gr17" draw:layer="layout" svg:width="9.874cm" svg:height="1.193cm" svg:x="25.252cm" svg:y="18.959cm">
          <draw:text-box>
            <text:p><text:page-number>&lt;numer&gt;</text:page-number>/17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02:10:48.933038499</meta:creation-date>
    <dc:date>2016-04-17T22:30:46.044613433</dc:date>
    <meta:editing-duration>PT32M40S</meta:editing-duration>
    <meta:editing-cycles>5</meta:editing-cycles>
    <meta:generator>LibreOffice/4.2.8.2$Linux_X86_64 LibreOffice_project/420m0$Build-2</meta:generator>
    <meta:document-statistic meta:object-count="117"/>
  </office:meta>
</office:document-meta>
</file>